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556370" fo:font-size="10.5pt" style:font-size-asian="10.5pt" style:font-size-complex="10.5pt" fo:background-color="#FFFFFF"/>
    </style:style>
    <style:style style:name="T3" style:parent-style-name="Hyperlink" style:family="text">
      <style:text-properties style:font-name="Arial" style:font-name-complex="Arial" fo:font-size="10.5pt" style:font-size-asian="10.5pt" style:font-size-complex="10.5pt" fo:background-color="#FFFFFF"/>
    </style:style>
  </office:automatic-styles>
  <office:body>
    <office:text text:use-soft-page-breaks="true">
      <text:p text:style-name="P1"><text:span text:style-name="T2">YOLOX Folder on Github : </text:span><text:a xlink:href="https://github.com/TexasInstruments/edgeai-yolox" office:target-frame-name="_top" xlink:show="replace"><text:span text:style-name="T3">https://github.com/TexasInstruments/edgeai-yolox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kin</dc:creator>
    <meta:creation-date>2022-01-14T19:47:00Z</meta:creation-date>
    <dc:date>2022-03-11T09:16:00Z</dc:date>
    <meta:template xlink:href="Normal" xlink:type="simple"/>
    <meta:editing-cycles>24</meta:editing-cycles>
    <meta:editing-duration>PT1500S</meta:editing-duration>
    <meta:document-statistic meta:page-count="1" meta:paragraph-count="1" meta:word-count="20" meta:character-count="138" meta:row-count="1" meta:non-whitespace-character-count="119"/>
  </office:meta>
</office:document-meta>
</file>